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style:text-underline-style="none" fo:font-weight="normal" style:font-weight-asian="normal" style:font-weight-complex="normal"/>
    </style:style>
    <style:style style:name="P3" style:family="paragraph" style:parent-style-name="Standard">
      <style:paragraph-properties fo:text-align="start" style:justify-single-word="false"/>
      <style:text-properties style:font-name="Calibri Light" style:text-underline-style="none" fo:font-weight="normal" style:font-weight-asian="normal" style:font-weight-complex="normal"/>
    </style:style>
    <style:style style:name="P4" style:family="paragraph" style:parent-style-name="Standard">
      <style:paragraph-properties fo:text-align="justify" style:justify-single-word="false"/>
      <style:text-properties style:font-name="Calibri Light" style:text-underline-style="none" fo:font-weight="normal" style:font-weight-asian="normal" style:font-weight-complex="normal"/>
    </style:style>
    <style:style style:name="T1" style:family="text">
      <style:text-properties style:font-name="Calibri Ligh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énario</text:p>
      <text:p text:style-name="P1"/>
      <text:p text:style-name="P2"><text:s/><text:span text:style-name="T1">Nous sommes en 1997. La crise économique et passée et le monde connait la paix. Maintenant sorties de la guerre froide, les nations profitent d'un essor commercial nouveau dominé par l'hyperpuissance américaine.</text:span></text:p>
      <text:p text:style-name="P3"/>
      <text:p text:style-name="P4">Jacques (exemple de nom) a 18 ans. Il est étudiant en lettres/économie/sciences en Terminale L/ES/S. Il éblouit les professeurs de son établisssement par ses capacités de réflexion hors du commun et tient du miracle tant sa beauté égale son génie. Cependant, Jacques ressent une profonde tristesse, dont sa situation familiale est à l'origine. Orphelin de père, il n'est accompagné que de sa mère et de son frère fugueur, parti à la recherche de l'inconnu il y a de cela 3 ans. Ennuyé par ses études et le mépris de ses camarades, Jacques décide de marcher dans les pas de son frère et quitte sa mère pour partir à l'aventure.</text:p>
      <text:p text:style-name="P4"/>
      <text:p text:style-name="P4">A l'aide du journal de bord laissé par son frère, Jacques est mené jusqu'à un souterrain mystérieux dans lequel il est pris en embuscade par un groupe de 3 guerriers (Paul S, Arno, Hyppolyte). Ceux-ci l'amènent en salle d'interrogatoire où Jacques est confronté à un homme cagoulé, qui s'avère être son frère Barthelemy. Dans la continuité de son journal abandonné, il dévoile ses plans à son Jacques. Sa soif d'aventure l'a poussé à partir à la recherche d'un objet qu'il ne mentionne pas pour le moment. Il propose à son frère de l'accompagner afin de récupérer une carte et une clé qui y mèneraient en lui promettant des explications une fois le moment venu.</text:p>
      <text:p text:style-name="P4"/>
      <text:p text:style-name="P4">A l'issue du donjon, les deux frères arrivent dans la salle des objets convoités (une clé et une carte). A leur surprise, ils y rencontrent deux homme inconnus qui s'emparent des artéfacts. Le plus fort d'entre eux à vue part calmement avec les objets, pendant que l'autre reste combattre afin de permettre sa fuite. Dans la lutte Barthelemy meurt en protégant son petit frère. L'homme inconnu s'enfuit, blessé. De retour à la guilde, Jacques hérite des biens conservés de son frère. Parmi ceux-ci se trouve un journal de bord, détaillant pas à pas la vie de son frère pendant ses 3 ans d'absence. Jacques y découvre la raison de la fugue de Barthelemy : le Yostex; un fiole capable d'exaucer le voeu le plus cher de celui qui en boit le contenu.</text:p>
      <text:p text:style-name="P4"/>
      <text:p text:style-name="P4">Disposant maintenant de l'héritage spirituel de son frère et de précieux indices pour honorer sa mémoire, Jacques est guidé vers l'Hotel club de la ville de "insérer nom de ville". Il y découvre des personnes aux caractères divers qui assurent la convivialité de l'endroit, mais une atmosphère tendue plane et se sent dans le comportement méfiant de certains adhérents. En sortant par l'allée arrière, Jacques découvre une cache de produits illicites, dans laquelle il remarque un traffic de drogue entre des clients et deux hommes (Absil, Timothée). </text:p>
      <text:p text:style-name="P4"/>
      <text:p text:style-name="P4">Après avoir neutralisé les deux hommes et demandé le silence de la cliente, Jacques soupçonne la présence d'une organisation dans l'Hotel club. Il demande à la barman (Marie) une entrevue avec le tenant de l'Hotel club (Julien). Lors de l'entrevue, Julien se présente comme le leader de la team Chaussecourte, cartel de drogue local à l'influence économique notable. Il décrit l'Hôtel club comme la facade du plus grand carrefour commercial de traffic illégal de la région. Son activité est camouflée par le maire local corrompu (Tanguy DL). Par ailleurs, il déplore la mort du frère de Jacques qu'il a apprise avec son réseau d'informateurs, suite à quoi Jacques s'enrage en engage le combat.</text:p>
      <text:p text:style-name="P4"/>
      <text:p text:style-name="P4">Après avoir battu Julien et défait la Team Chaussecourte, Jacques apprend par l'intermédiaire d'une lettre prioritaire adressée à Julien sa relation avec T.V, qu'il prend pour un interlocuteur unique. <text:soft-page-break/>(gardez l'abréviation, le but est de découvrir plus tard que c'est Team Verichon). Il comprend que la Team Chaussecourte est subordonnée à bien plus grand. Ses activités économiques constituaient des entrées d'argent importantes vers T.V, qui disposait ainsi d'un réseau fiable d'informateurs.</text:p>
      <text:p text:style-name="P4"/>
      <text:p text:style-name="P4">Convaincu que T.V a un lien avec la mort de son frère, Jacques retourne à la guide afin de mandater une infiltration en groupe dans la Mairie locale, dans le but de questionner le maire sur la Team Chaussecourte et le mystérieux T.V. Une fois en présence du maire, Jacques le force à un interrogatoire, où il pose toutes les questions nécessaires à l'avancée du scénario. De quelle manière étiez vous affilié à la Team Chaussecourte : le maire camouflait leur opérations en offrant des mandants d'actions aux informateurs de la Team Chaussecourte. Qui est T.V : Il ne connait pas de T.V, mais sait que la Team Chaussecourte était une subordonnée économique à une organisation militaire secrète et puissante, la Team Verichon. Sous la menace, il dévoile la position de leur QG. </text:p>
      <text:p text:style-name="P4"/>
      <text:p text:style-name="P4">Cependant, la mairie est alors prise d'assaut par le second de la Team Verichon et par ses troupes (Léo Guillote, Victoria, Clara) dans le but de conserver secrètes les informations dévoilées. Jacques et les membres de la guilde se lancent dans un combat contre leurs assaillants.</text:p>
      <text:p text:style-name="P4"/>
      <text:p text:style-name="P4">Une fois le combat gagné, Jacques prend la direction du QG de la Team Verichon (qui sera un donjon) dans l'espoir d'y trouver des indices supplémentaires sur le Yostex. (Pour la position, quelque part en lien avec l'Eglise serait pas mal). A l'issue du donjon, il arrive dans la salle des archives, dans laquelle il rencontre l'Homme qui a tué son frère. Il se présente comme étant Charles Verichon, le leader de la Team Verichon, organisation militaire secrète donc le but est d'obtenir le Yostex afin d'atteindre l'immortalité. Il explique à Jacques qu'il a tué son frère pour récupérer la clé et la carte qui mènent au Yostex. Alors les deux personnages s'affrontent. Charles perd le combat à cause de ses blessures précédentes.</text:p>
      <text:p text:style-name="P4"/>
      <text:p text:style-name="P4">Jacques récupère alors la clé et la carte du Yostex, Charles meurt : Jacques a vengé son frère. Cependant, dans un dernier soupir, Charles explique que l'armée de la Team Verichon a déjà été envoyée sur le site de forage afin de récupérer le Yostex. Par ailleurs, il éclaire aussi Jacques sur son statut dans l'organisation. Bien qu'elle tient de son nom, il est avant tout le gourou et le leader spirituel de l'organisation. Le vrai leader est le personnage le plus puissant de l'organisation, Léo F, chef des armées de la Team Verichon et l'homme qu'il a vu partir avec les artéfacts.</text:p>
      <text:p text:style-name="P4"/>
      <text:p text:style-name="P4">Une fois arrivé au site de forage souterrain du Yostex (Donjon Final), Jacques arrive à s'infilter dans la salle des machines, où il trouve la spécialiste du forage de la Team Verichon, Clara. Après l'avoir vaincue, il la convainc de donner l'emplacement du bureau de Leo dans le site de forage. Une fois au bureau de Leo, Jacques découvre un homme calme et réservé, qui se désire pas engager le combat, suite à quoi s'engage un long dialogue sur la nature du Yostex et son origine pendant que les deux se dirigent vers la salle du Yostex. Jacques comprend alors que le Yostex n'exauce pas le voeux, mais comble les plus profonds regrets, qui se matérialisent sous la forme de voeux.</text:p>
      <text:p text:style-name="P4"/>
      <text:p text:style-name="P4">Tant de pouvoir dans un seul objet, et tant d'Hommes dangereux pour l'utiliser. Par sentiment de responsabilité, Jacques combat Léo pour le Yostex et gagne le combat. Jacques boit alors le contenu du Yostex, et est alors ramené dans le temps, avant d'avoir récupéré la clé et la carte menant au Yostex. Il retrouve son frère Barthelemy, et Jacques prend l'initiative dans la combat étant donné qu'il en connait déjà l'issue originelle. Il neutralise Léo et Charles avant qu'ils n'aient le temps de prendre les artéfacts. La Team Verichon est tombée, tout comme est tombée à nouveau la Team Chaussecourte dont les activités en dépendaient. </text:p>
      <text:p text:style-name="P4"/>
      <text:p text:style-name="P4"><text:soft-page-break/>Jacques est de retour chez lui, et son frère l'accompagne. La famille est resoudée, et le vide dans la vie de Jacques est enfin comblé. Toutefois, son père lui manque toujours. Repartira t-il chercher le Yostex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alibri Light" svg:font-family="'Calibri Light'"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43M6S</meta:editing-duration>
    <meta:editing-cycles>13</meta:editing-cycles>
    <meta:generator>OpenOffice/4.1.3$Win32 OpenOffice.org_project/413m1$Build-9783</meta:generator>
    <dc:date>2018-04-24T02:41:40.82</dc:date>
    <dc:creator>Yvann VINCENT</dc:creator>
    <meta:document-statistic meta:table-count="0" meta:image-count="0" meta:object-count="0" meta:page-count="3" meta:paragraph-count="15" meta:word-count="1327" meta:character-count="7899"/>
    <meta:user-defined meta:name="Info 1"/>
    <meta:user-defined meta:name="Info 2"/>
    <meta:user-defined meta:name="Info 3"/>
    <meta:user-defined meta:name="Info 4"/>
  </office:meta>
</office:document-meta>
</file>